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C0000004CFA2DA2B2.png" manifest:media-type="image/png"/>
  <manifest:file-entry manifest:full-path="Pictures/100002010000037E000000B66CFDAB3D.png" manifest:media-type="image/png"/>
  <manifest:file-entry manifest:full-path="Pictures/10000201000001EC0000005E5F13440C.png" manifest:media-type="image/png"/>
  <manifest:file-entry manifest:full-path="Pictures/100002010000025E00000048D512ED8B.png" manifest:media-type="image/png"/>
  <manifest:file-entry manifest:full-path="Pictures/100002010000027200000076485238E6.png" manifest:media-type="image/png"/>
  <manifest:file-entry manifest:full-path="Pictures/1000020100000432000001A8318A619B.png" manifest:media-type="image/png"/>
  <manifest:file-entry manifest:full-path="Pictures/10000201000001C0000001E62F48F178.png" manifest:media-type="image/png"/>
  <manifest:file-entry manifest:full-path="Pictures/100002010000042E00000106AE5F6BC0.png" manifest:media-type="image/png"/>
  <manifest:file-entry manifest:full-path="Pictures/10000201000003280000021EFA7D9218.png" manifest:media-type="image/png"/>
  <manifest:file-entry manifest:full-path="Pictures/100002010000046000000562145A9664.png" manifest:media-type="image/png"/>
  <manifest:file-entry manifest:full-path="Pictures/10000201000004760000058462E9CB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daac" officeooo:paragraph-rsid="001ddaac"/>
    </style:style>
    <style:style style:name="P2" style:family="paragraph" style:parent-style-name="Standard">
      <style:text-properties fo:font-size="22pt" fo:font-weight="bold" officeooo:rsid="001ddaac" officeooo:paragraph-rsid="001ddaac" style:font-size-asian="22pt" style:font-weight-asian="bold" style:font-size-complex="22pt" style:font-weight-complex="bold"/>
    </style:style>
    <style:style style:name="P3" style:family="paragraph" style:parent-style-name="Header">
      <style:text-properties officeooo:paragraph-rsid="001c05d6"/>
    </style:style>
    <style:style style:name="T1" style:family="text">
      <style:text-properties officeooo:rsid="001e2222"/>
    </style:style>
    <style:style style:name="T2" style:family="text">
      <style:text-properties officeooo:rsid="0020f42c"/>
    </style:style>
    <style:style style:name="T3" style:family="text">
      <style:text-properties officeooo:rsid="001c05d6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ode:</text:span></text:p>
      <text:p text:style-name="P1"><draw:frame draw:style-name="fr1" draw:name="Image1" text:anchor-type="char" svg:width="6.9252in" svg:height="8.5626in" draw:z-index="0"><draw:image xlink:href="Pictures/10000201000004760000058462E9CBB4.png" xlink:type="simple" xlink:show="embed" xlink:actuate="onLoad"/></draw:frame></text:p>
      <text:p text:style-name="P1"><text:soft-page-break/></text:p>
      <text:p text:style-name="P1"><draw:frame draw:style-name="fr2" draw:name="Image2" text:anchor-type="paragraph" svg:width="6.9252in" svg:height="8.5201in" draw:z-index="1"><draw:image xlink:href="Pictures/100002010000046000000562145A9664.png" xlink:type="simple" xlink:show="embed" xlink:actuate="onLoad"/></draw:frame></text:p>
      <text:p text:style-name="P1"><text:soft-page-break/></text:p>
      <text:p text:style-name="P1"><draw:frame draw:style-name="fr3" draw:name="Image3" text:anchor-type="paragraph" svg:width="6.9252in" svg:height="1.6953in" draw:z-index="2"><draw:image xlink:href="Pictures/100002010000042E00000106AE5F6BC0.png" xlink:type="simple" xlink:show="embed" xlink:actuate="onLoad"/></draw:frame><draw:frame draw:style-name="fr4" draw:name="Image4" text:anchor-type="paragraph" svg:x="0.002in" svg:y="1.9634in" svg:width="5.611in" svg:height="3.7638in" draw:z-index="3"><draw:image xlink:href="Pictures/10000201000003280000021EFA7D921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unning the program:</text:p>
      <text:p text:style-name="P2"><draw:frame draw:style-name="fr4" draw:name="Image5" text:anchor-type="paragraph" svg:x="0.0028in" svg:y="0.4362in" svg:width="6.3429in" svg:height="2.5035in" draw:z-index="4"><draw:image xlink:href="Pictures/1000020100000432000001A8318A619B.png" xlink:type="simple" xlink:show="embed" xlink:actuate="onLoad"/></draw:frame></text:p>
      <text:p text:style-name="P2"><draw:frame draw:style-name="fr4" draw:name="Image6" text:anchor-type="paragraph" svg:x="-0.0102in" svg:y="0in" svg:width="3.111in" svg:height="3.3752in" draw:z-index="5"><draw:image xlink:href="Pictures/10000201000001C0000001E62F48F178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Image7" text:anchor-type="paragraph" svg:x="0.0028in" svg:y="0.1154in" svg:width="4.2083in" svg:height="0.5in" draw:z-index="6"><draw:image xlink:href="Pictures/100002010000025E00000048D512ED8B.png" xlink:type="simple" xlink:show="embed" xlink:actuate="onLoad"/></draw:frame></text:p>
      <text:p text:style-name="P2"/>
      <text:p text:style-name="P2"><draw:frame draw:style-name="fr4" draw:name="Image8" text:anchor-type="paragraph" svg:x="0.002in" svg:y="0.1484in" svg:width="3.4165in" svg:height="0.528in" draw:z-index="7"><draw:image xlink:href="Pictures/10000201000001EC0000004CFA2DA2B2.png" xlink:type="simple" xlink:show="embed" xlink:actuate="onLoad"/></draw:frame></text:p>
      <text:p text:style-name="P2"/>
      <text:p text:style-name="P2"><draw:frame draw:style-name="fr4" draw:name="Image9" text:anchor-type="paragraph" svg:x="-0.0138in" svg:y="0.1693in" svg:width="3.4165in" svg:height="0.6528in" draw:z-index="8"><draw:image xlink:href="Pictures/10000201000001EC0000005E5F13440C.png" xlink:type="simple" xlink:show="embed" xlink:actuate="onLoad"/></draw:frame></text:p>
      <text:p text:style-name="P2"/>
      <text:p text:style-name="P2"/>
      <text:p text:style-name="P2"><draw:frame draw:style-name="fr4" draw:name="Image10" text:anchor-type="paragraph" svg:x="-0.0055in" svg:y="0in" svg:width="6.2083in" svg:height="1.2638in" draw:z-index="9"><draw:image xlink:href="Pictures/100002010000037E000000B66CFDAB3D.png" xlink:type="simple" xlink:show="embed" xlink:actuate="onLoad"/></draw:frame><draw:frame draw:style-name="fr4" draw:name="Image11" text:anchor-type="paragraph" svg:x="-0.0335in" svg:y="1.45in" svg:width="4.3472in" svg:height="0.8193in" draw:z-index="10"><draw:image xlink:href="Pictures/100002010000027200000076485238E6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c05d6"/>
    </style:style>
    <style:style style:name="MT1" style:family="text">
      <style:text-properties officeooo:rsid="001e2222"/>
    </style:style>
    <style:style style:name="MT2" style:family="text">
      <style:text-properties officeooo:rsid="001c05d6"/>
    </style:style>
    <style:style style:name="MT3" style:family="text">
      <style:text-properties officeooo:rsid="0020f42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ders Dahl<text:tab/>Pre-</text:span>Lab Assignment <text:span text:style-name="MT2">1</text:span><text:tab/><text:span text:style-name="MT3">1/25/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4:22:00.407353000</meta:creation-date>
    <meta:generator>LibreOffice/4.4.5.2$MacOSX_X86_64 LibreOffice_project/a22f674fd25a3b6f45bdebf25400ed2adff0ff99</meta:generator>
    <dc:date>2016-01-25T14:40:42.396228000</dc:date>
    <meta:editing-duration>PT3M13S</meta:editing-duration>
    <meta:editing-cycles>2</meta:editing-cycles>
    <meta:document-statistic meta:table-count="0" meta:image-count="11" meta:object-count="0" meta:page-count="4" meta:paragraph-count="3" meta:word-count="10" meta:character-count="65" meta:non-whitespace-character-count="58"/>
  </office:meta>
</office:document-meta>
</file>